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1A000003E4139DC17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12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7.478cm" svg:height="14.303cm" svg:x="1.022cm" svg:y="1.75cm">
          <draw:image xlink:href="Pictures/100000010000071A000003E4139DC17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30T22:50:54.400999926</dc:date>
    <meta:editing-duration>PT2M16S</meta:editing-duration>
    <meta:editing-cycles>1</meta:editing-cycles>
    <meta:document-statistic meta:object-count="1"/>
    <meta:generator>LibreOffice/25.8.6.2$Linux_X86_64 LibreOffice_project/a46b460d1686bb49c718d2ef5f88b83ff2dc4981</meta:generator>
  </office:meta>
</office:document-meta>
</file>